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title">
      <style:graphic-properties draw:auto-grow-height="true" fo:min-height="18.848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draw:auto-grow-height="true" fo:min-height="3.507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top="0cm" fo:margin-bottom="0cm" style:text-autospace="none"/>
    </style:style>
    <style:style style:name="P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5e5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8.848cm" svg:x="1.4cm" svg:y="0.837cm" presentation:class="title" presentation:user-transformed="true">
          <draw:text-box>
            <text:p text:style-name="P1"><text:span text:style-name="T1">Scala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5.011cm" svg:height="16.118cm" svg:x="11.495cm" svg:y="0.003cm">
          <draw:text-box>
            <text:p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3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Typedefinisjoner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</text:p>
            <text:p text:style-name="P4"><text:span text:style-name="T3"/></text:p>
            <text:p text:style-name="P4"><text:span text:style-name="T3">s: String</text:span></text:p>
            <text:p text:style-name="P4"><text:span text:style-name="T3">i: Int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</text:p>
            <text:p text:style-name="P4"><text:span text:style-name="T3"/></text:p>
            <text:p text:style-name="P4"><text:span text:style-name="T3">String s</text:span></text:p>
            <text:p text:style-name="P4"><text:span text:style-name="T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3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Variabler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4">val s = “Hello World”</text:span></text:p>
            <text:p text:style-name="P4"><text:span text:style-name="T4"/></text:p>
            <text:p text:style-name="P4"><text:span text:style-name="T4">var i = 1</text:span></text:p>
            <text:p text:style-name="P4"><text:span text:style-name="T4"/></text:p>
            <text:p text:style-name="P4"><text:span text:style-name="T4">private var j = 3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4">public final String s = “Hello World”;</text:span></text:p>
            <text:p text:style-name="P4"><text:span text:style-name="T4"/></text:p>
            <text:p text:style-name="P4"><text:span text:style-name="T4">public int i = 1;</text:span></text:p>
            <text:p text:style-name="P4"><text:span text:style-name="T4"/></text:p>
            <text:p text:style-name="P4"><text:span text:style-name="T4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3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Metoder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def add(x: Int, y: Int): Int = {</text:span></text:p>
            <text:p text:style-name="P4"><text:span text:style-name="T3"><text:s text:c="4"/></text:span><text:span text:style-name="T3">x + y</text:span></text:p>
            <text:p text:style-name="P4"><text:span text:style-name="T3">}</text:span></text:p>
            <text:p text:style-name="P4"><text:span text:style-name="T5"/></text:p>
            <text:p text:style-name="P4"><text:span text:style-name="T3">def add(x: Int, y: Int) = x + y</text:span></text:p>
            <text:p text:style-name="P4"><text:span text:style-name="T3"/></text:p>
            <text:p text:style-name="P4"><text:span text:style-name="T3">def doSomething(text: String) {</text:span></text:p>
            <text:p text:style-name="P4"><text:span text:style-name="T3">}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int add(int x, int y) {</text:span></text:p>
            <text:p text:style-name="P4"><text:span text:style-name="T3"><text:s text:c="4"/></text:span><text:span text:style-name="T3">return x + y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public void doSometing(String text)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3">
        <draw:frame presentation:style-name="pr4" draw:layer="layout" svg:width="25.199cm" svg:height="3.507cm" svg:x="1.4cm" svg:y="0.837cm" presentation:class="title" presentation:user-transformed="true">
          <draw:text-box>
            <text:p>Metoder (2)</text:p>
          </draw:text-box>
        </draw:frame>
        <draw:frame presentation:style-name="pr5" draw:layer="layout" svg:width="12.296cm" svg:height="15.40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myObject.myMethod(1)</text:span></text:p>
            <text:p text:style-name="P4"><text:span text:style-name="T3">myObject myMethod(1)</text:span></text:p>
            <text:p text:style-name="P4"><text:span text:style-name="T3">myObject myMethod 1</text:span></text:p>
            <text:p text:style-name="P4"><text:span text:style-name="T3"/></text:p>
            <text:p text:style-name="P4"><text:span text:style-name="T3">myObject.myOtherMethod(1, 2)</text:span></text:p>
            <text:p text:style-name="P4"><text:span text:style-name="T3">myObject myOtherMethod(1, 2)</text:span></text:p>
            <text:p text:style-name="P4"><text:span text:style-name="T3"/></text:p>
            <text:p text:style-name="P4"><text:span text:style-name="T3">myObject.myMutatingMethod()</text:span></text:p>
            <text:p text:style-name="P4"><text:span text:style-name="T3">myObject.myMutatingMethod</text:span></text:p>
            <text:p text:style-name="P4"><text:span text:style-name="T3">myObject myMutatingMethod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yObject.myMethod(1)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yObject.myOtherMethod(1, 2);</text:span></text:p>
            <text:p text:style-name="P4"><text:span text:style-name="T3"/></text:p>
            <text:p text:style-name="P4"><text:span text:style-name="T3"/></text:p>
            <text:p text:style-name="P4"><text:span text:style-name="T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 presentation:user-transformed="true">
          <draw:text-box>
            <text:p>Metoder (3)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verride def toString = 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@Override</text:span></text:p>
            <text:p text:style-name="P4"><text:span text:style-name="T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3">
        <draw:frame presentation:style-name="pr7" draw:layer="layout" svg:width="25.199cm" svg:height="3.256cm" svg:x="1.4cm" svg:y="0.962cm" presentation:class="title" presentation:user-transformed="true">
          <draw:text-box>
            <text:p text:style-name="P2">Klasser og konstruktører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 {</text:span></text:p>
            <text:p text:style-name="P5"><text:span text:style-name="T6">private final String name;</text:span></text:p>
            <text:p text:style-name="P5"><text:span text:style-name="T6">public Person(String name) {</text:span></text:p>
            <text:p text:style-name="P6"><text:span text:style-name="T6">this.name = name;</text:span></text:p>
            <text:p text:style-name="P5"><text:span text:style-name="T6">}</text:span></text:p>
            <text:p text:style-name="P5"><text:span text:style-name="T6">public String getName() {</text:span></text:p>
            <text:p text:style-name="P6"><text:span text:style-name="T6">return name;</text:span></text:p>
            <text:p text:style-name="P5"><text:span text:style-name="T6">}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3">
        <draw:frame presentation:style-name="pr7" draw:layer="layout" svg:width="25.199cm" svg:height="3.256cm" svg:x="1.4cm" svg:y="0.962cm" presentation:class="title" presentation:user-transformed="true">
          <draw:text-box>
            <text:p text:style-name="P2">Traits (= Interface + Mixin)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rait Shape {</text:span></text:p>
            <text:p text:style-name="P5"><text:span text:style-name="T6">def area: Double</text:span></text:p>
            <text:p text:style-name="P4"><text:span text:style-name="T3">}</text:span></text:p>
            <text:p text:style-name="P4"><text:span text:style-name="T3"/></text:p>
            <text:p text:style-name="P4"><text:span text:style-name="T3">class Circle extends Object with Shape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nterface Shape {</text:span></text:p>
            <text:p text:style-name="P5"><text:span text:style-name="T6">public double area();</text:span></text:p>
            <text:p text:style-name="P4"><text:span text:style-name="T3">}</text:span></text:p>
            <text:p text:style-name="P4"><text:span text:style-name="T3"/></text:p>
            <text:p text:style-name="P4"><text:span text:style-name="T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3">
        <draw:frame presentation:style-name="pr7" draw:layer="layout" svg:width="25.199cm" svg:height="3.256cm" svg:x="1.4cm" svg:y="0.962cm" presentation:class="title" presentation:user-transformed="true">
          <draw:text-box>
            <text:p text:style-name="P2">Ingen “static” i Scala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bject PersonUtil {</text:span></text:p>
            <text:p text:style-name="P5"><text:span text:style-name="T6">val Aldersgrense = 18</text:span></text:p>
            <text:p text:style-name="P5"><text:span text:style-name="T6"/></text:p>
            <text:p text:style-name="P5"><text:span text:style-name="T6">def tellPersoner(personer: List[Person]) = ...</text:span></text:p>
            <text:p text:style-name="P4"><text:span text:style-name="T3">}</text:span></text:p>
          </draw:text-box>
        </draw:frame>
        <draw:frame presentation:style-name="pr8" draw:layer="layout" svg:width="12.296cm" svg:height="14.771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Util {</text:span></text:p>
            <text:p text:style-name="P5"><text:span text:style-name="T6">public static final int ALDERSGRENSE = 18;</text:span></text:p>
            <text:p text:style-name="P5"><text:span text:style-name="T6"/></text:p>
            <text:p text:style-name="P5"><text:span text:style-name="T6">public static int tellPersoner(List&lt;Person&gt; personer) {</text:span></text:p>
            <text:p text:style-name="P6"><text:span text:style-name="T6">...</text:span></text:p>
            <text:p text:style-name="P5"><text:span text:style-name="T6">}</text:span></text:p>
            <text:p text:style-name="P4"><text:span text:style-name="T3">}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3">
        <draw:frame presentation:style-name="pr7" draw:layer="layout" svg:width="25.199cm" svg:height="3.256cm" svg:x="1.4cm" svg:y="0.962cm" presentation:class="title">
          <draw:text-box>
            <text:p text:style-name="P2">if-then-else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3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For-løkker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for (i &lt;- 0 to 3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 &lt;- args) println(s)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for (int i = 0; i &lt; 4; i++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tring s : args) {</text:span></text:p>
            <text:p text:style-name="P4"><text:span text:style-name="T3"><text:s text:c="4"/></text:span><text:span text:style-name="T3">System.out.println(s)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3">
        <draw:frame presentation:style-name="pr7" draw:layer="layout" svg:width="25.199cm" svg:height="3.256cm" svg:x="1.4cm" svg:y="0.962cm" presentation:class="title" presentation:user-transformed="true">
          <draw:text-box>
            <text:p text:style-name="P2">While-løkker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  <text:p text:style-name="P4"><text:span text:style-name="T3"/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3">
        <draw:frame presentation:style-name="pr7" draw:layer="layout" svg:width="25.199cm" svg:height="3.256cm" svg:x="1.4cm" svg:y="0.962cm" presentation:class="title">
          <draw:text-box>
            <text:p text:style-name="P2">Exception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{</text:span></text:p>
            <text:p text:style-name="P5"><text:span text:style-name="T6">case e: IOException =&gt; 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(IOException e) {</text:span></text:p>
            <text:p text:style-name="P5"><text:span text:style-name="T6">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5" draw:text-style-name="P8" draw:layer="layout" svg:width="13.84cm" svg:height="13.86cm" svg:x="0.2cm" svg:y="5.014cm" presentation:class="outline" presentation:user-transformed="true">
          <draw:text-box>
            <text:p text:style-name="P7"><text:span text:style-name="T7">def foo(values: String*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</text:span></text:p>
            <text:p text:style-name="P7"><text:span text:style-name="T7"/></text:p>
            <text:p text:style-name="P7"><text:span text:style-name="T7"/></text:p>
            <text:p text:style-name="P7"><text:span text:style-name="T7">val arr = Array("bar", "baz")</text:span></text:p>
            <text:p text:style-name="P7"><text:span text:style-name="T7">foo(arr: _*)</text:span></text:p>
          </draw:text-box>
        </draw:frame>
        <draw:frame presentation:style-name="pr5" draw:text-style-name="P8" draw:layer="layout" svg:width="15.875cm" svg:height="13.86cm" svg:x="12.097cm" svg:y="5.035cm" presentation:class="outline" presentation:user-transformed="true">
          <draw:text-box>
            <text:p text:style-name="P7"><text:span text:style-name="T7">public void foo(String... values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;</text:span></text:p>
            <text:p text:style-name="P7"><text:span text:style-name="T7"/></text:p>
            <text:p text:style-name="P7"><text:span text:style-name="T7"/></text:p>
            <text:p text:style-name="P7"><text:span text:style-name="T7">String[] arr = new String[]{"bar", "baz"}</text:span></text:p>
            <text:p text:style-name="P7"><text:span text:style-name="T7">foo(arr);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3T1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Alt returnerer i Scala</text:p>
          </draw:text-box>
        </draw:frame>
        <draw:frame presentation:style-name="pr8" draw:layer="layout" svg:width="25.905cm" svg:height="13.86cm" svg:x="1.4cm" svg:y="4.914cm" presentation:class="outline" presentation:user-transformed="true">
          <draw:text-box>
            <text:p text:style-name="P4">val res = if (foo) x else y</text:p>
            <text:p text:style-name="P4"/>
            <text:p text:style-name="P4">val res = for (i &lt;- 1 to 10) yield i <text:s text:c="3"/>// List(1, ..., 10)</text:p>
            <text:p text:style-name="P4"/>
            <text:p text:style-name="P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3">
        <draw:frame presentation:style-name="pr6" draw:text-style-name="P2" draw:layer="layout" svg:width="25.199cm" svg:height="3.256cm" svg:x="1.4cm" svg:y="0.962cm" presentation:class="title">
          <draw:text-box>
            <text:p text:style-name="P2">Collections – List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all = List(1, 2, 3)</text:span></text:p>
            <text:p text:style-name="P4"><text:span text:style-name="T3"/></text:p>
            <text:p text:style-name="P4"><text:span text:style-name="T3">val tall = 1 :: 2 :: 3 :: Nil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tall(0)</text:span></text:p>
            <text:p text:style-name="P4"><text:span text:style-name="T3">=&gt; 1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Integer&gt; tall = </text:span></text:p>
            <text:p text:style-name="P4"><text:span text:style-name="T3"><text:s text:c="4"/></text:span><text:span text:style-name="T3">new ArrayList&lt;Integer&gt;();</text:span></text:p>
            <text:p text:style-name="P4"><text:span text:style-name="T3">tall.add(1);</text:span></text:p>
            <text:p text:style-name="P4"><text:span text:style-name="T3">tall.add(2);</text:span></text:p>
            <text:p text:style-name="P4"><text:span text:style-name="T3">tall.add(3);</text:span></text:p>
            <text:p text:style-name="P4"><text:span text:style-name="T3"/></text:p>
            <text:p text:style-name="P4"><text:span text:style-name="T3">tall.get(0);</text:span></text:p>
            <text:p text:style-name="P4"><text:span text:style-name="T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3">
        <draw:frame presentation:style-name="pr6" draw:text-style-name="P2" draw:layer="layout" svg:width="25.199cm" svg:height="3.256cm" svg:x="1.4cm" svg:y="0.962cm" presentation:class="title">
          <draw:text-box>
            <text:p text:style-name="P2">Collections – Map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r m = Map(1 -&gt; “foo”)</text:span></text:p>
            <text:p text:style-name="P4"><text:span text:style-name="T3">m += 2 -&gt; “bar”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(1)</text:span></text:p>
            <text:p text:style-name="P4"><text:span text:style-name="T3">=&gt; “foo”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ap&lt;Int, String&gt; m = </text:span></text:p>
            <text:p text:style-name="P4"><text:span text:style-name="T3"><text:s text:c="4"/></text:span><text:span text:style-name="T3">new HashMap&lt;Int, String&gt;();</text:span></text:p>
            <text:p text:style-name="P4"><text:span text:style-name="T3">m.put(1, “foo”);</text:span></text:p>
            <text:p text:style-name="P4"><text:span text:style-name="T3">m.put(2, “bar”);</text:span></text:p>
            <text:p text:style-name="P4"><text:span text:style-name="T3"/></text:p>
            <text:p text:style-name="P4"><text:span text:style-name="T3">m.get(1);</text:span></text:p>
            <text:p text:style-name="P4"><text:span text:style-name="T3">=&gt; 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3">
        <draw:frame presentation:style-name="pr6" draw:text-style-name="P2" draw:layer="layout" svg:width="25.199cm" svg:height="3.256cm" svg:x="1.4cm" svg:y="0.962cm" presentation:class="title">
          <draw:text-box>
            <text:p text:style-name="P2">Generic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List[String]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2T3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Tupler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uple: Tuple2[Int, String] = </text:span></text:p>
            <text:p text:style-name="P5"><text:span text:style-name="T6">(1, “foo”)</text:span></text:p>
            <text:p text:style-name="P5"><text:span text:style-name="T6"/></text:p>
            <text:p text:style-name="P4"><text:span text:style-name="T3">val quadruple = </text:span></text:p>
            <text:p text:style-name="P5"><text:span text:style-name="T6">(2, “bar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ir&lt;Integer, String&gt; tuple = </text:span></text:p>
            <text:p text:style-name="P5"><text:span text:style-name="T6">new Pair&lt;Integer, String&gt;(1, “foo”)</text:span></text:p>
            <text:p text:style-name="P5"><text:span text:style-name="T6"/></text:p>
            <text:p text:style-name="P4"><text:span text:style-name="T3"/></text:p>
            <text:p text:style-name="P4"><text:span text:style-name="T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package mypackage</text:span></text:p>
            <text:p text:style-name="P4"><text:span text:style-name="T3">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ckage mypackage;</text:span></text:p>
            <text:p text:style-name="P4"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5" draw:layer="layout" svg:width="15.745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mport java.util.{List, ArrayList}</text:span></text:p>
            <text:p text:style-name="P4"><text:span text:style-name="T3"/></text:p>
            <text:p text:style-name="P4"><text:span text:style-name="T3"/></text:p>
            <text:p text:style-name="P4"><text:span text:style-name="T3">import java.io._</text:span></text:p>
            <text:p text:style-name="P4"><text:span text:style-name="T8"/></text:p>
            <text:p text:style-name="P4"><text:span text:style-name="T8">import java.sql.{Date =&gt; SDate}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mport java.util.List</text:span></text:p>
            <text:p text:style-name="P4"><text:span text:style-name="T3">import java.util.ArrayList</text:span></text:p>
            <text:p text:style-name="P4"><text:span text:style-name="T3"/></text:p>
            <text:p text:style-name="P4"><text:span text:style-name="T3">import java.io.*</text:span></text:p>
            <text:p text:style-name="P4"><text:span text:style-name="T3"/></text:p>
            <text:p text:style-name="P4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2T3">
        <draw:frame presentation:style-name="pr6" draw:layer="layout" svg:width="25.199cm" svg:height="3.256cm" svg:x="1.4cm" svg:y="0.962cm" presentation:class="title" presentation:user-transformed="true">
          <draw:text-box>
            <text:p>Hendig å vite</text:p>
          </draw:text-box>
        </draw:frame>
        <draw:frame presentation:style-name="pr5" draw:text-style-name="P12" draw:layer="layout" svg:width="12.296cm" svg:height="16.51cm" svg:x="1.4cm" svg:y="3.71cm" presentation:class="outline" presentation:user-transformed="true">
          <draw:text-box>
            <text:p text:style-name="P10"><text:span text:style-name="T9">Scala:</text:span></text:p>
            <text:p text:style-name="P10"><text:span text:style-name="T10"/></text:p>
            <text:p text:style-name="P10"><text:span text:style-name="T11">Console.println(“Hello”)</text:span></text:p>
            <text:p text:style-name="P10"><text:span text:style-name="T11">println(“Hello”)</text:span></text:p>
            <text:p text:style-name="P10"><text:span text:style-name="T11"/></text:p>
            <text:p text:style-name="P10"><text:span text:style-name="T11">val line = Console.readLine()</text:span></text:p>
            <text:p text:style-name="P10"><text:span text:style-name="T11">val line = readLine()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error(“Bad”)</text:span></text:p>
            <text:p text:style-name="P10"><text:span text:style-name="T11"/></text:p>
            <text:p text:style-name="P10"><text:span text:style-name="T11">1 + 1</text:span></text:p>
            <text:p text:style-name="P10"><text:span text:style-name="T11">1 .+(1)</text:span></text:p>
            <text:p text:style-name="P10"><text:span text:style-name="T11"/></text:p>
            <text:p text:style-name="P10"><text:span text:style-name="T11">1 == new Object</text:span></text:p>
            <text:p text:style-name="P10"><text:span text:style-name="T11">1 eq new Object</text:span></text:p>
            <text:p text:style-name="P10"><text:span text:style-name="T12"/></text:p>
            <text:p text:style-name="P11"><text:span text:style-name="T13">"""A\sregex""".r</text:span></text:p>
            <text:p text:style-name="P10"><text:span text:style-name="T14"/></text:p>
            <text:p text:style-name="P10"><text:span text:style-name="T14"/></text:p>
          </draw:text-box>
        </draw:frame>
        <draw:frame presentation:style-name="pr5" draw:text-style-name="P12" draw:layer="layout" svg:width="14.03cm" svg:height="16.51cm" svg:x="13.57cm" svg:y="3.675cm" presentation:class="outline" presentation:user-transformed="true">
          <draw:text-box>
            <text:p text:style-name="P10"><text:span text:style-name="T9">Java:</text:span></text:p>
            <text:p text:style-name="P10"><text:span text:style-name="T10"/></text:p>
            <text:p text:style-name="P10"><text:span text:style-name="T11">System.out.println(“Hello”);</text:span></text:p>
            <text:p text:style-name="P10"><text:span text:style-name="T11"/></text:p>
            <text:p text:style-name="P10"><text:span text:style-name="T11"/></text:p>
            <text:p text:style-name="P10"><text:span text:style-name="T11">BufferedReader r = new BufferedReader(new InputStreamRead(System.in)</text:span></text:p>
            <text:p text:style-name="P10"><text:span text:style-name="T11">String line = r.readLine();</text:span></text:p>
            <text:p text:style-name="P10"><text:span text:style-name="T11"/></text:p>
            <text:p text:style-name="P10"><text:span text:style-name="T11"/></text:p>
            <text:p text:style-name="P10"><text:span text:style-name="T11">throw new RuntimException(“Bad”)</text:span></text:p>
            <text:p text:style-name="P10"><text:span text:style-name="T11"/></text:p>
            <text:p text:style-name="P10"><text:span text:style-name="T11">new Integer(1).toInt() + new <text:s/>Integer(1).toInt();</text:span></text:p>
            <text:p text:style-name="P10"><text:span text:style-name="T11"/></text:p>
            <text:p text:style-name="P10"><text:span text:style-name="T11"/></text:p>
            <text:p text:style-name="P10"><text:span text:style-name="T11">new Integer(1).equals(new Object());</text:span></text:p>
            <text:p text:style-name="P10"><text:span text:style-name="T11">new Integer(1) == new Object();</text:span></text:p>
            <text:p text:style-name="P10"><text:span text:style-name="T11"/></text:p>
            <text:p text:style-name="P10"><text:span text:style-name="T11">java.util.regex.Pattern.compile(“A\\sregex”)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9-09-17T16:23:05</meta:creation-date>
    <dc:date>2009-11-09T14:45:58.68</dc:date>
    <meta:editing-cycles>64</meta:editing-cycles>
    <meta:editing-duration>PT08H29M31S</meta:editing-duration>
    <dc:creator>Fredrik Vraalsen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